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open_boundary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flow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h 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q_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[.B4]/[.B2]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string" calcext:value-type="string">
            <text:p>q_bound</text:p>
          </table:table-cell>
          <table:table-cell table:formula="of:=[.B5]*[.B3]" office:value-type="float" office:value="0.8" calcext:value-type="float">
            <text:p>0.8</text:p>
          </table:table-cell>
        </table:table-row>
      </table:table>
      <table:table table:name="gm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se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se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ell d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pe</text:p>
          </table:table-cell>
          <table:table-cell table:formula="of:=([.B1]-[.B2])/[.B3]"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flow</text:p>
          </table:table-cell>
          <table:table-cell table:formula="of:=[.B2]-[.B6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1" table:formula="of:=(1/[.B5])* POWER([.B7]; (2/3)) * POWER(ABS([.B4]);( 1/2))" office:value-type="float" office:value="5.09816327554487" calcext:value-type="float">
            <text:p>5.098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formula="of:=[.B8]*[.B7]*[.B3]" office:value-type="float" office:value="1.01963265510897" calcext:value-type="float">
            <text:p>1.01963265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7:16:02.783864864</meta:creation-date>
    <dc:date>2015-09-30T14:21:05.258520490</dc:date>
    <meta:editing-duration>PT19H18M11S</meta:editing-duration>
    <meta:editing-cycles>2</meta:editing-cycles>
    <meta:generator>LibreOffice/4.4.2.2$Linux_X86_64 LibreOffice_project/40m0$Build-2</meta:generator>
    <meta:document-statistic meta:table-count="2" meta:cell-count="28" meta:object-count="0"/>
  </office:meta>
</office:document-meta>
</file>